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6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Frequenz (Mhz)</text:p>
          </table:table-cell>
          <table:table-cell office:value-type="string">
            <text:p>rot: d_N (mm)</text:p>
          </table:table-cell>
          <table:table-cell office:value-type="string">
            <text:p>rot: 2N</text:p>
          </table:table-cell>
          <table:table-cell office:value-type="string">
            <text:p>grün: d_N (mm)</text:p>
          </table:table-cell>
          <table:table-cell office:value-type="string">
            <text:p>grün: 2N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0.5">
            <text:p>20,5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.5">
            <text:p>50,5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3.5">
            <text:p>53,5</text:p>
          </table:table-cell>
          <table:table-cell office:value-type="float" office:value="18">
            <text:p>18</text:p>
          </table:table-cell>
          <table:table-cell office:value-type="float" office:value="23.5">
            <text:p>23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8.5">
            <text:p>28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1.5">
            <text:p>51,5</text:p>
          </table:table-cell>
          <table:table-cell office:value-type="float" office:value="13">
            <text:p>13</text:p>
          </table:table-cell>
          <table:table-cell office:value-type="float" office:value="36.5">
            <text:p>36,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2.5">
            <text:p>42,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4.5">
            <text:p>44,5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.5">
            <text:p>14,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9">19.11.2009</text:date>, <text:time>16:47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9T16:44:05</meta:creation-date>
    <dc:date>2009-11-19T16:47:50</dc:date>
    <meta:editing-duration>PT00H03M48S</meta:editing-duration>
    <meta:editing-cycles>2</meta:editing-cycles>
    <meta:generator>OpenOffice.org/3.1$Unix OpenOffice.org_project/310m19$Build-9420</meta:generator>
    <meta:document-statistic meta:table-count="3" meta:cell-count="55" meta:object-count="0"/>
  </office:meta>
</office:document-meta>
</file>